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7"/>
    <style:style style:name="P27" style:family="paragraph" style:parent-style-name="Text_20_body" style:list-style-name="L7"/>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8"/>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9"/>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0"/>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text-properties fo:font-weight="bold" style:font-weight-asian="bold" style:font-weight-complex="bold"/>
    </style:style>
    <style:style style:name="P41" style:family="paragraph" style:parent-style-name="Text_20_body" style:list-style-name="L11">
      <style:text-properties fo:font-weight="bold" style:font-weight-asian="bold" style:font-weight-complex="bold"/>
    </style:style>
    <style:style style:name="P42" style:family="paragraph" style:parent-style-name="Text_20_body" style:list-style-name="L11">
      <style:text-properties fo:font-weight="bold" style:font-weight-asian="bold" style:font-weight-complex="bold"/>
    </style:style>
    <style:style style:name="P43" style:family="paragraph" style:parent-style-name="Text_20_body" style:list-style-name="L8"/>
    <style:style style:name="P44" style:family="paragraph" style:parent-style-name="Text_20_body" style:list-style-name="L12"/>
    <style:style style:name="P45" style:family="paragraph" style:parent-style-name="Text_20_body" style:list-style-name="L12"/>
    <style:style style:name="P46" style:family="paragraph" style:parent-style-name="Text_20_body" style:list-style-name="L12"/>
    <style:style style:name="P47" style:family="paragraph" style:parent-style-name="Text_20_body" style:list-style-name="L12"/>
    <style:style style:name="P48" style:family="paragraph" style:parent-style-name="Text_20_body" style:list-style-name="L12"/>
    <style:style style:name="P49" style:family="paragraph" style:parent-style-name="Text_20_body" style:list-style-name="L12"/>
    <style:style style:name="P50" style:family="paragraph" style:parent-style-name="Text_20_body" style:list-style-name="L12"/>
    <style:style style:name="P51" style:family="paragraph" style:parent-style-name="Text_20_body" style:list-style-name="L12"/>
    <style:style style:name="P52" style:family="paragraph" style:parent-style-name="Text_20_body" style:list-style-name="L12"/>
    <style:style style:name="P53"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xture Model Detailed Design:</text:h>
      <text:p text:style-name="Text_20_body">The basic idea:</text:p>
      <text:p text:style-name="Text_20_body">Each Connection has a ModelEdgeParameters object optionally attached. When calculating likelihood, this gets passed. </text:p>
      <text:p text:style-name="Text_20_body">A new type of substitution model will contain multiple submodels, and allow for edges to have different weights for each model.</text:p>
      <text:h text:style-name="Heading_20_2" text:outline-level="2">Major New Classes</text:h>
      <text:h text:style-name="Heading_20_3" text:outline-level="3">Class MixtureModelEdgeParameters :</text:h>
      <text:p text:style-name="Text_20_body">Create empty abstract base class ModelEdgeParameters.java. This is what Connections will know about. For now, MixtureModelEdgeParameters will be the only subclass.</text:p>
      <text:p text:style-name="Text_20_body">IMPORTANT: We assume the submodels never change once this object is created.</text:p>
      <text:p text:style-name="Text_20_body">MixtureModelEdgeParameters will hold the weights for the models on each edge. Data members:</text:p>
      <text:list text:style-name="L1">
        <text:list-item>
          <text:p text:style-name="P1">MixtureSubstitutionModel model_: need to ask the MSM for submodel's rate matricies. (These never get updated – see note above.)</text:p>
        </text:list-item>
        <text:list-item>
          <text:p text:style-name="P1">int[] nonZeroWeights_: the indicies of the submodels which can contribute to this edge</text:p>
        </text:list-item>
        <text:list-item>
          <text:p text:style-name="P1">double[] weights: model weights, sum to one, positive (not enforced), same length as nonZeroWeights[]</text:p>
        </text:list-item>
        <text:list-item>
          <text:p text:style-name="P1">double[][] rateMatrix_: rate matrix made as weighted average of submodels rate matricies</text:p>
        </text:list-item>
        <text:list-item>
          <text:p text:style-name="P1">boolean rateMatrixUpToDate_ for above</text:p>
        </text:list-item>
        <text:list-item>
          <text:p text:style-name="P1">MatrixExponential matrixExp_ made from rateMatrix</text:p>
        </text:list-item>
        <text:list-item>
          <text:p text:style-name="P1">plus some cached values for convenience, most importantly the rate matricies of the submodels – this never gets updated after object creation (note above.)</text:p>
        </text:list-item>
      </text:list>
      <text:p text:style-name="Text_20_body">Methods:</text:p>
      <text:list text:style-name="L2">
        <text:list-item>
          <text:p text:style-name="P8">Constructor: needs MSM and indicies of allowed submodels.</text:p>
        </text:list-item>
        <text:list-item>
          <text:p text:style-name="P8">SetWeights: takes array of doubles</text:p>
        </text:list-item>
        <text:list-item>
          <text:p text:style-name="P8">getTransitionProbabilitites[Transpose]: easiest to calculate this here, as we hold the requied rate matrix.</text:p>
        </text:list-item>
        <text:list-item>
          <text:p text:style-name="P8">Need code to update rateMatrix_, matrixExp_ when weights change.</text:p>
        </text:list-item>
      </text:list>
      <text:h text:style-name="Heading_20_3" text:outline-level="3">Class MixtureSubstitutionModel:</text:h>
      <text:p text:style-name="Text_20_body">Implements SubtitutionModel. Data members:</text:p>
      <text:list text:style-name="L3">
        <text:list-item>
          <text:p text:style-name="P12">Matrix of submodels. These must be able to provide a rate matrix, so use new interface RateMatrixSubstitutionModel.</text:p>
        </text:list-item>
        <text:list-item>
          <text:p text:style-name="P12">Array of submodel rate matricies.</text:p>
        </text:list-item>
        <text:list-item>
          <text:p text:style-name="P12"><text:soft-page-break/>Plus cached stuff</text:p>
        </text:list-item>
      </text:list>
      <text:p text:style-name="Text_20_body">Methods:</text:p>
      <text:list text:style-name="L4">
        <text:list-item>
          <text:p text:style-name="P15">All the standard SubstitutionModel stuff.</text:p>
        </text:list-item>
        <text:list-item>
          <text:p text:style-name="P15">Constructor needs to get rate matricies from all submodels – will need new code for this.</text:p>
        </text:list-item>
        <text:list-item>
          <text:p text:style-name="P15">Can't get equilibrium frequencies – not defined – for now, throw an error.</text:p>
        </text:list-item>
        <text:list-item>
          <text:p text:style-name="P15">Can't get transition probabilities without edge weights object – throw an error.</text:p>
        </text:list-item>
        <text:list-item>
          <text:p text:style-name="P15">Add new transition probability methods which accept an edge weight object.</text:p>
        </text:list-item>
        <text:list-item>
          <text:p text:style-name="P15">getSubmodelRateMatrix(index): return pointer to matrix</text:p>
        </text:list-item>
      </text:list>
      <text:h text:style-name="Heading_20_1" text:outline-level="1">Calculations</text:h>
      <text:h text:style-name="Heading_20_3" text:outline-level="3">Problem 1: the MSM needs a rate matrix from each submodel.</text:h>
      <text:list text:style-name="L5">
        <text:list-item>
          <text:p text:style-name="P21">Extend SubstitutionModel interface to RateMatrixSubstitutionModel to add getRateMatrix method.</text:p>
        </text:list-item>
        <text:list-item>
          <text:p text:style-name="P21">Update the NeoRateMatrix subst model classes SingleClassSubstitutionModel and GeneralRateDistributionSubstitutionModel to implement this interface.</text:p>
        </text:list-item>
        <text:list-item>
          <text:p text:style-name="P21">To do this, RateMatrixHandler needs a getRateMatrix method.</text:p>
        </text:list-item>
      </text:list>
      <text:p text:style-name="Text_20_body">Note that only the NeoRateMatrix based SubstitutionModels are to be updated. In particular, SubstitutionModel.Utils.SimpleSubstitutionModel is not modified</text:p>
      <text:h text:style-name="Heading_20_3" text:outline-level="3">Problem 2: MSM's getTransitionProbabilitities methods need a <text:s/>MixtureModelEdgeParameters (MMEP) object. </text:h>
      <text:p text:style-name="Text_20_body">In UnrootedMLSearcher, we have (interface) UNode objects with <text:s/>getExtendedConditionalProbabilities methods which take the node's parent Connection as a parameter, so at this level we can get the MMEP from the Connection. </text:p>
      <text:list text:style-name="L6">
        <text:list-item>
          <text:p text:style-name="P24">Modify UnrootedMLSearcher.Connection to add MEP object to it.</text:p>
        </text:list-item>
      </text:list>
      <text:p text:style-name="Text_20_body">UnrootedMLSearcher.InternalNode.getExtendedConditionalProbabilities gets the required Connection, but it calls LHCalculator.{Internal|External}.calculateExtended. Currently this does not accept the required info.</text:p>
      <text:p text:style-name="Text_20_body">LHCalculator is an interface implemented by FastFourStateLHCalculator, SimpleLHCalculator, SimpleModelFastFourStateLHCalculator.</text:p>
      <text:p text:style-name="Text_20_body">Therefore:</text:p>
      <text:list text:style-name="L7">
        <text:list-item>
          <text:p text:style-name="P25">Modify UnrootedMLSearcher.InternalNode.getExtendedConditionalProbabilities to pass ModelEdgeParameters object to calculateExtended</text:p>
        </text:list-item>
        <text:list-item>
          <text:p text:style-name="P25">Modify LHCalculator interface to add new versions of calculateExtended which accept a ModelEdgeParameters object. (Other code calls calculateExtended, so make new version instead of just replacing old version.)</text:p>
        </text:list-item>
        <text:list-item>
          <text:p text:style-name="P25">Modify FastFourStateLHCalculator, SimpleLHCalculator, SimpleModelFastFourStateLHCalculator so the conform to the new interface definition.</text:p>
        </text:list-item>
        <text:list-item>
          <text:p text:style-name="P25"><text:soft-page-break/>These call model.getTransitionProbabilities, so our chain of data passing is now complete.</text:p>
        </text:list-item>
      </text:list>
      <text:p text:style-name="Text_20_body">Also we have UnrootedMLSearcher.LeafNode.getExtendedConditionalProbabilities. Again, this has the required Connection. It calls <text:s/>LHCalculator.Leaf.getExtendedConditionalProbabilities, but here the LHCalculator can be a SimpleLeafCalculator.</text:p>
      <text:list text:style-name="L8">
        <text:list-item>
          <text:p text:style-name="P29">Modify UnrootedMLSearcher.LeafNode.getExtendedConditionalProbabilities to pass MEP through to <text:s/>LHCalculator.Leaf.getExtendedConditionalProbabilities.</text:p>
        </text:list-item>
        <text:list-item>
          <text:p text:style-name="P29">Modify LHCalculator.Leaf interface to reflect this</text:p>
        </text:list-item>
        <text:list-item>
          <text:p text:style-name="P29">Modify SimpleLeafCalculator.getExtendedConditionalProbabilities to accept new parameter</text:p>
        </text:list-item>
        <text:list-item>
          <text:p text:style-name="P29">This calls model.getTransitionProbabilitiesTranspose, so our data chain is complete.</text:p>
        </text:list-item>
      </text:list>
      <text:p text:style-name="Text_20_body">We now have calls to SubstitutionModel.getTransitionProbabilitites which contain an MEP parameter which we need to accommodate. We need to change the interface, then bring implementations into line</text:p>
      <text:list text:style-name="L12">
        <text:list-item>
          <text:p text:style-name="P44">Alter SubstitutionModel interface in SubstitutionModel.java to add the methods <text:s/>definitions</text:p>
        </text:list-item>
        <text:list-item>
          <text:p text:style-name="P44">Put implementations (which ignore the MEP and pass through to the existing versions of getTransitionProbabilitites[Transpose]) of the new definitions in the following classes:</text:p>
          <text:list>
            <text:list-item>
              <text:p text:style-name="P44">SubstitutionModel$SimpleSubstitutionModel</text:p>
            </text:list-item>
            <text:list-item>
              <text:p text:style-name="P44">SubstitutionModel$RateDistributionSubstitutionModel </text:p>
            </text:list-item>
            <text:list-item>
              <text:p text:style-name="P44">SingleClassSubstitutionModel</text:p>
            </text:list-item>
            <text:list-item>
              <text:p text:style-name="P44">GeneralRateDistributionSubstitutionModel</text:p>
            </text:list-item>
            <text:list-item>
              <text:p text:style-name="P44">SingleSplitMolecularClockLikelihoodModel$CombineModel</text:p>
            </text:list-item>
            <text:list-item>
              <text:p text:style-name="P44">YangCodonModel$SimplePositiveSelection</text:p>
            </text:list-item>
            <text:list-item>
              <text:p text:style-name="P44">YangCodonModel$SimpleNeutralSelection</text:p>
            </text:list-item>
          </text:list>
        </text:list-item>
      </text:list>
      <text:h text:style-name="Heading_20_3" text:outline-level="3">Problem 3: We need to run an optimiser which optimises model weights on each edge.</text:h>
      <text:p text:style-name="Text_20_body">The existing model optimiser will work, so long as MixtureSubstitutionModel implements getParameter, setParameter, getNumParameters methods, causing them to be the edge weights. These methods are part of the Parameterized interface. <text:s/>Following the example of GeneralRateDistributionSubstitutionModel, the way to do it is to extend class Parameterized.ParameterizedUser. This creates a 'base_' data member of type Parameterized, which we will populate with a MultiParameterized (which combines several other Parameterizeds.) This can hold all the edge weights (which will also need to be parameterized.)</text:p>
      <text:p text:style-name="Text_20_body"/>
      <text:p text:style-name="Text_20_body">A final point to consider is limits on the parameters. In the case of the edge weights, weights must lie between zero and one but also must sum to one. Suppose there are <text:span text:style-name="T1">n</text:span><text:span text:style-name="T3"> models contributing to an edge, then there are </text:span><text:span text:style-name="T1">n-1</text:span><text:span text:style-name="T3"> free parameters. The viable parameter space is a </text:span><text:span text:style-name="T1">n-1</text:span><text:span text:style-name="T3"> dimensional simplex in an </text:span><text:span text:style-name="T1">n</text:span><text:span text:style-name="T3"> dimensional space. </text:span>Some rejected possibilities:</text:p>
      <text:list text:style-name="L10">
        <text:list-item>
          <text:p text:style-name="P35">Allow n-1 weights to be set. If they sum to more than one, reduce them all proportionally. This gives a 'dead zone' where the nth weight is zero and no local changes to the other weights can change this.</text:p>
        </text:list-item>
        <text:list-item>
          <text:p text:style-name="P35"><text:soft-page-break/>Allow n-1 weights to be set. Give limits as zero and (1-sum of other n-2 weights). This can lead to optimizing over a range of 0-0, which may break the code. May result in a weight never having room to grow whenever it is its turn to be processed, even though this would be good for likelihood.</text:p>
        </text:list-item>
        <text:list-item>
          <text:p text:style-name="P35">Allow n weights to be set, no upper limit. Scale entire set of weights so they sum to one. This has some possibilities, but I'm unhappy with the redundant parameter. The stopper may not realize to stop if the optimization each round just expands/contracts the weights with no net effect.</text:p>
        </text:list-item>
        <text:list-item>
          <text:p text:style-name="P35">Specify a point within the <text:span text:style-name="T1">n-</text:span><text:span text:style-name="T3">1 dimensional simplex</text:span> by <text:span text:style-name="T1">n-</text:span><text:span text:style-name="T3">1 polar</text:span> coordinates. This is too complex – especially the <text:span text:style-name="T1">r</text:span><text:span text:style-name="T3"> coordinate must be scaled so that </text:span><text:span text:style-name="T1">r=1</text:span><text:span text:style-name="T3"> is on the boundary, and this scaling depends in a complex way on the angle coordinates.</text:span></text:p>
        </text:list-item>
        <text:list-item>
          <text:p text:style-name="P35"><text:span text:style-name="T3">I investigated locating points by how far along </text:span><text:span text:style-name="T1">n-1</text:span><text:span text:style-name="T3"> of the edges they were, but this scheme allows legitimate coordinates (all in range 0-1) to address illegitimate points (outside the simplex.)</text:span></text:p>
        </text:list-item>
      </text:list>
      <text:p text:style-name="Text_20_body"><text:span text:style-name="T3">So the weight scheme I have come up with is this:</text:span></text:p>
      <text:p text:style-name="Text_20_body"><text:span text:style-name="T3">We are trying to specify a point </text:span><text:span text:style-name="T4">x</text:span><text:span text:style-name="T5"> (</text:span><text:span text:style-name="T2">n</text:span><text:span text:style-name="T5"> dimensions) with sum-to-one constraint with a vector </text:span><text:span text:style-name="T4">a</text:span><text:span text:style-name="T5"> (</text:span><text:span text:style-name="T2">n</text:span><text:span text:style-name="T5">-1 dimensions) where each element in </text:span><text:span text:style-name="T4">a</text:span><text:span text:style-name="T5"> lies between 0 and 1. Each </text:span><text:span text:style-name="T2">a</text:span><text:span text:style-name="T5"> component specifies what proportion of the remaining allocation is to go to the corresponding </text:span><text:span text:style-name="T2">x</text:span><text:span text:style-name="T5">:</text:span></text:p>
      <text:p text:style-name="Text_20_body"><text:span text:style-name="T5">x_1 = a_1</text:span></text:p>
      <text:p text:style-name="Text_20_body"><text:span text:style-name="T5">x_2 = a_2(1-x_1)</text:span></text:p>
      <text:p text:style-name="Text_20_body"><text:span text:style-name="T5">x_3 = a_3(1-x_1-x_2)</text:span></text:p>
      <text:p text:style-name="Text_20_body"><text:span text:style-name="T5">...</text:span></text:p>
      <text:p text:style-name="Text_20_body"><text:span text:style-name="T5">x_n = 1-x_1-x_2-...-x_(n-1)</text:span></text:p>
      <text:p text:style-name="Text_20_body">This isn't perfect – it is hard to change x_n quickly – but better than anything else I've come up with.</text:p>
      <text:p text:style-name="P40">TO DO: <text:span text:style-name="T6">investigate 'orthoganal hints' – there is no reason not to change several weights for one edge at once.</text:span></text:p>
      <text:p text:style-name="P40"><text:span text:style-name="T6">So the required changes:</text:span></text:p>
      <text:list text:style-name="L11">
        <text:list-item>
          <text:p text:style-name="P41"><text:span text:style-name="T6">MMEP implements Parameterized interface, taking n-1 parameters in the range 0 to 1 and turning them into n weights by the scheme above</text:span></text:p>
        </text:list-item>
        <text:list-item>
          <text:p text:style-name="P41"><text:span text:style-name="T6">MSM extends Parameterized.parameterizedUser. It assembles a MultiParameterized object from all of the edges with more than one model.</text:span></text:p>
        </text:list-item>
      </text:list>
      <text:p text:style-name="Text_20_body"/>
      <text:h text:style-name="Heading_20_3" text:outline-level="3" text:is-list-header="true">Problem 4: The Connections need to get the MixtureModelEdgeParameters objects.</text:h>
      <text:p text:style-name="Text_20_body">The 'shadow' tree (Connections and UNodes) is created from a root node. Typically we'll call the UnrootedMLSearcher(Tree,Alignment,SubstitutionModel,{LHCalculator.Factory}) constructor which calls Connection(Node,ConstructionTool.)</text:p>
      <text:p text:style-name="Text_20_body">We will attach MMEPs to an AttributeNode. The only sort of node implemented is a SimpleNode which is an AttributeNode, so all is good.</text:p>
      <text:list text:style-name="L9">
        <text:list-item>
          <text:list>
            <text:list-item>
              <text:p text:style-name="P32"><text:soft-page-break/>Modify Connection, UNode methods which take a Node to instead take an AttributeNode.</text:p>
            </text:list-item>
            <text:list-item>
              <text:p text:style-name="P32">Every time we create a UNode from a Node, it has a parent Connection. Look for the Node's “ModelEdgeParameters” attribute, attach the object you find there (if any) to the parent Connection. (I.e. Set pointer to it – the original will get changed, which is what we want.) Don't copy if it is 'null', or in the special case of the root Connection you might overwrite something important.</text:p>
            </text:list-item>
            <text:list-item>
              <text:p text:style-name="P32">Optional special case: The root Connection is the parent to two nodes plus the original root Node corresponds to it. The root Connection constructor should copy the MEP from the root Node. (If the first child nodes have a MEP, they'll overwrite this. Last one processed wins.)</text:p>
            </text:list-item>
          </text:list>
        </text:list-item>
      </text:list>
      <text:h text:style-name="Heading_20_3" text:outline-level="3">Problem 5: We want to be able to take a bunch of trees on overlapping taxa, each tree having its own model, and create a supertree with suitable MMEPs on the Nodes.</text:h>
      <text:p text:style-name="Text_20_body">For now, I'll do this manually.</text:p>
      <text:h text:style-name="Heading_20_3" text:outline-level="3">Problem 6: Once optimized, we want to see what the edge weights are.</text:h>
      <text:p text:style-name="Text_20_body">From problem 4, we had a Node tree with MMEPs as parameters. So long as the MMEPs are always copied by copying the reference rather than copying by value, any optimisation will be reflected in the Node tree.</text:p>
      <text:p text:style-name="Text_20_body">TO DO: How to print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ichael Woodhams</meta:initial-creator>
    <meta:creation-date>2009-02-03T10:16:40</meta:creation-date>
    <dc:creator>Michael Woodhams</dc:creator>
    <dc:date>2009-02-13T11:11:47</dc:date>
    <meta:printed-by>Michael Woodhams</meta:printed-by>
    <meta:print-date>2009-02-12T14:59:27</meta:print-date>
    <meta:editing-cycles>41</meta:editing-cycles>
    <meta:editing-duration>P6DT19H6M33S</meta:editing-duration>
    <meta:user-defined meta:name="Info 1"/>
    <meta:user-defined meta:name="Info 2"/>
    <meta:user-defined meta:name="Info 3"/>
    <meta:user-defined meta:name="Info 4"/>
    <meta:document-statistic meta:table-count="0" meta:image-count="0" meta:object-count="0" meta:page-count="5" meta:paragraph-count="95" meta:word-count="1478" meta:character-count="10258"/>
  </office:meta>
</office:document-meta>
</file>